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5-04-0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4-12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4-10-0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4-04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4-01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3-10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3-08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3-04-1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3-01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2-10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2-04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2-01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2-01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1-12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1-04-0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1-01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1-01-0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0-10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20-01-0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8-12-3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200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08100523801</text:p>
          </table:table-cell>
          <table:table-cell office:value-type="string" calcext:value-type="string">
            <text:p>24S 32W 19CAB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